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222in" style:rel-column-width="896*"/>
    </style:style>
    <style:style style:name="Table1.B" style:family="table-column">
      <style:table-column-properties style:column-width="1.3139in" style:rel-column-width="1892*"/>
    </style:style>
    <style:style style:name="Table1.C" style:family="table-column">
      <style:table-column-properties style:column-width="1.875in" style:rel-column-width="2700*"/>
    </style:style>
    <style:style style:name="Table1.D" style:family="table-column">
      <style:table-column-properties style:column-width="1.5625in" style:rel-column-width="2250*"/>
    </style:style>
    <style:style style:name="Table1.E" style:family="table-column">
      <style:table-column-properties style:column-width="1.3194in" style:rel-column-width="1900*"/>
    </style:style>
    <style:style style:name="Table1.A1" style:family="table-cell">
      <style:table-cell-properties fo:background-color="#81d41a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E1" style:family="table-cell">
      <style:table-cell-properties fo:background-color="#81d41a" fo:padding="0.0201in" fo:border="0.05pt solid #000000" style:writing-mode="page">
        <style:background-image/>
      </style:table-cell-properties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background-color="#ffcc99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31d0e" officeooo:paragraph-rsid="00031d0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31d0e" officeooo:paragraph-rsid="00031d0e" style:font-weight-asian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normal" officeooo:rsid="00031d0e" officeooo:paragraph-rsid="00031d0e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weight="normal" officeooo:rsid="000429e7" officeooo:paragraph-rsid="000429e7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429e7" officeooo:paragraph-rsid="000429e7" style:font-weight-asian="normal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fo:font-weight="normal" officeooo:rsid="000429e7" officeooo:paragraph-rsid="000429e7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59ade" officeooo:paragraph-rsid="00059ade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Times New Roman" fo:font-weight="normal" officeooo:rsid="000429e7" officeooo:paragraph-rsid="000429e7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officeooo:rsid="00064b4f" officeooo:paragraph-rsid="00064b4f"/>
    </style:style>
    <style:style style:name="P10" style:family="paragraph" style:parent-style-name="Table_20_Contents">
      <style:text-properties officeooo:rsid="00072928" officeooo:paragraph-rsid="00072928"/>
    </style:style>
    <style:style style:name="P11" style:family="paragraph" style:parent-style-name="Table_20_Contents">
      <style:paragraph-properties fo:text-align="center" style:justify-single-word="false"/>
      <style:text-properties officeooo:rsid="00072928" officeooo:paragraph-rsid="00072928"/>
    </style:style>
    <style:style style:name="P12" style:family="paragraph" style:parent-style-name="Table_20_Contents">
      <style:text-properties officeooo:rsid="00091608" officeooo:paragraph-rsid="00091608"/>
    </style:style>
    <style:style style:name="P13" style:family="paragraph" style:parent-style-name="Table_20_Contents">
      <style:paragraph-properties fo:text-align="center" style:justify-single-word="false"/>
      <style:text-properties officeooo:rsid="00091608" officeooo:paragraph-rsid="00091608"/>
    </style:style>
    <style:style style:name="P14" style:family="paragraph" style:parent-style-name="Table_20_Contents">
      <style:text-properties officeooo:rsid="000aa3de" officeooo:paragraph-rsid="000aa3de"/>
    </style:style>
    <style:style style:name="P15" style:family="paragraph" style:parent-style-name="Table_20_Contents">
      <style:paragraph-properties fo:text-align="center" style:justify-single-word="false"/>
      <style:text-properties officeooo:rsid="000aa3de" officeooo:paragraph-rsid="000aa3de"/>
    </style:style>
    <style:style style:name="P16" style:family="paragraph" style:parent-style-name="Table_20_Contents">
      <style:paragraph-properties fo:text-align="center" style:justify-single-word="false"/>
      <style:text-properties officeooo:rsid="000c262b" officeooo:paragraph-rsid="000c262b"/>
    </style:style>
    <style:style style:name="P17" style:family="paragraph" style:parent-style-name="Table_20_Contents">
      <style:text-properties officeooo:rsid="000d9bd5" officeooo:paragraph-rsid="000d9bd5"/>
    </style:style>
    <style:style style:name="P18" style:family="paragraph" style:parent-style-name="Table_20_Contents">
      <style:paragraph-properties fo:text-align="center" style:justify-single-word="false"/>
      <style:text-properties officeooo:rsid="000d9bd5" officeooo:paragraph-rsid="000d9bd5"/>
    </style:style>
    <style:style style:name="P19" style:family="paragraph" style:parent-style-name="Table_20_Contents">
      <style:text-properties officeooo:rsid="000ec794" officeooo:paragraph-rsid="000ec794"/>
    </style:style>
    <style:style style:name="P20" style:family="paragraph" style:parent-style-name="Table_20_Contents">
      <style:paragraph-properties fo:text-align="center" style:justify-single-word="false"/>
      <style:text-properties officeooo:rsid="000ec794" officeooo:paragraph-rsid="000ec794"/>
    </style:style>
    <style:style style:name="P21" style:family="paragraph" style:parent-style-name="Table_20_Contents">
      <style:paragraph-properties fo:text-align="center" style:justify-single-word="false"/>
      <style:text-properties officeooo:rsid="000fd1a3" officeooo:paragraph-rsid="000fd1a3"/>
    </style:style>
    <style:style style:name="P22" style:family="paragraph" style:parent-style-name="Table_20_Heading">
      <style:text-properties officeooo:rsid="00064b4f" officeooo:paragraph-rsid="00064b4f"/>
    </style:style>
    <style:style style:name="T1" style:family="text">
      <style:text-properties officeooo:rsid="000aa3de"/>
    </style:style>
    <style:style style:name="T2" style:family="text">
      <style:text-properties officeooo:rsid="000c262b"/>
    </style:style>
    <style:style style:name="T3" style:family="text">
      <style:text-properties officeooo:rsid="000d9bd5"/>
    </style:style>
    <style:style style:name="T4" style:family="text">
      <style:text-properties style:font-name="Arial" fo:font-size="8pt" officeooo:rsid="000d9bd5"/>
    </style:style>
    <style:style style:name="T5" style:family="text">
      <style:text-properties officeooo:rsid="000fd1a3"/>
    </style:style>
    <style:style style:name="T6" style:family="text">
      <style:text-properties officeooo:rsid="0011329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oup Assignment and Presentation Schedule</text:p>
      <text:p text:style-name="P2"/>
      <text:p text:style-name="P2">You and your group have to make a paper about a certain topic. The paper must follow the rules :</text:p>
      <text:list xml:id="list2065124317" text:style-name="L1">
        <text:list-item>
          <text:p text:style-name="P8">The content must be applied justified alignment</text:p>
        </text:list-item>
        <text:list-item>
          <text:p text:style-name="P8">The content must be formatted using Times New Roman and font size is 12</text:p>
        </text:list-item>
        <text:list-item>
          <text:p text:style-name="P3">The size of line spacing is 1.5 space.</text:p>
        </text:list-item>
        <text:list-item>
          <text:p text:style-name="P3">All references must be written by using APA 5th (American Psychological Association) format.</text:p>
        </text:list-item>
        <text:list-item>
          <text:p text:style-name="P3">You can use the application like Mendeley to assist you in making reference.</text:p>
        </text:list-item>
        <text:list-item>
          <text:p text:style-name="P3">You are not allowed to <text:s/>copy and paste references. Using paraphrasing technique to do the literature review.</text:p>
        </text:list-item>
        <text:list-item>
          <text:p text:style-name="P4">You are prohibited to take Wikipedia, unknown and unreputable blogs or websites as references. You can take journals, text books, reputable websites as your references.</text:p>
        </text:list-item>
      </text:list>
      <text:p text:style-name="P5"/>
      <text:p text:style-name="P5">Your paper must contain this point :</text:p>
      <text:list xml:id="list3902873497" text:style-name="L2">
        <text:list-item>
          <text:p text:style-name="P6">Literature review of the algorithm</text:p>
          <text:p text:style-name="P6">You must explain and give much information and how the work of the algorithm.</text:p>
        </text:list-item>
        <text:list-item>
          <text:p text:style-name="P6">The simple case how to apply the algorithm</text:p>
        </text:list-item>
      </text:list>
      <text:p text:style-name="P5"/>
      <text:p text:style-name="P7">Topic assignment, the date of submission of assignments, the presentation da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Line146273440">
            <table:table-cell table:style-name="Table1.A1" office:value-type="string">
              <text:p text:style-name="P22">Number</text:p>
            </table:table-cell>
            <table:table-cell table:style-name="Table1.A1" office:value-type="string">
              <text:p text:style-name="P22">Group</text:p>
            </table:table-cell>
            <table:table-cell table:style-name="Table1.A1" office:value-type="string">
              <text:p text:style-name="P22">Topic</text:p>
            </table:table-cell>
            <table:table-cell table:style-name="Table1.A1" office:value-type="string">
              <text:p text:style-name="P22">The date of submission of assignment</text:p>
            </table:table-cell>
            <table:table-cell table:style-name="Table1.E1" office:value-type="string">
              <text:p text:style-name="P22">The presentation date</text:p>
            </table:table-cell>
          </table:table-row>
        </table:table-header-rows>
        <table:table-row table:style-name="TableLine146273440">
          <table:table-cell table:style-name="Table1.A5" office:value-type="string">
            <text:p text:style-name="P9">1.</text:p>
          </table:table-cell>
          <table:table-cell table:style-name="Table1.B5" office:value-type="string">
            <text:p text:style-name="P10">Andrew Irawan’s group</text:p>
          </table:table-cell>
          <table:table-cell table:style-name="Table1.C5" office:value-type="string">
            <text:p text:style-name="P10">Best First Search</text:p>
          </table:table-cell>
          <table:table-cell table:style-name="Table1.D5" table:number-rows-spanned="5" office:value-type="string">
            <text:p text:style-name="P10">May 03, 2021 <text:span text:style-name="T3">by</text:span> 11.48 PM</text:p>
          </table:table-cell>
          <table:table-cell table:style-name="Table1.E5" table:number-rows-spanned="5" office:value-type="string">
            <text:p text:style-name="P10">May 04, 2021 </text:p>
          </table:table-cell>
        </table:table-row>
        <table:table-row table:style-name="TableLine146273440">
          <table:table-cell table:style-name="Table1.A5" office:value-type="string">
            <text:p text:style-name="P11">2.</text:p>
          </table:table-cell>
          <table:table-cell table:style-name="Table1.B5" office:value-type="string">
            <text:p text:style-name="P10">Shendy Susilo’s group</text:p>
          </table:table-cell>
          <table:table-cell table:style-name="Table1.C5" office:value-type="string">
            <text:p text:style-name="P10">Breadth-first search</text:p>
          </table:table-cell>
          <table:covered-table-cell/>
          <table:covered-table-cell/>
        </table:table-row>
        <table:table-row table:style-name="TableLine146273440">
          <table:table-cell table:style-name="Table1.A5" office:value-type="string">
            <text:p text:style-name="P13">3.</text:p>
          </table:table-cell>
          <table:table-cell table:style-name="Table1.B5" office:value-type="string">
            <text:p text:style-name="P10">Theresia Michelle N’<text:span text:style-name="T1">s group</text:span></text:p>
          </table:table-cell>
          <table:table-cell table:style-name="Table1.C5" office:value-type="string">
            <text:p text:style-name="P10">Dijkstra’s algorithm</text:p>
          </table:table-cell>
          <table:covered-table-cell/>
          <table:covered-table-cell/>
        </table:table-row>
        <table:table-row table:style-name="TableLine146273440">
          <table:table-cell table:style-name="Table1.A5" office:value-type="string">
            <text:p text:style-name="P15">4.</text:p>
          </table:table-cell>
          <table:table-cell table:style-name="Table1.B5" office:value-type="string">
            <text:p text:style-name="P10">Nathaniel Jovan Aurelio Purnomo’<text:span text:style-name="T2">s group</text:span></text:p>
          </table:table-cell>
          <table:table-cell table:style-name="Table1.C5" office:value-type="string">
            <text:p text:style-name="P10">Depth-first search</text:p>
          </table:table-cell>
          <table:covered-table-cell/>
          <table:covered-table-cell/>
        </table:table-row>
        <table:table-row table:style-name="TableLine146273440">
          <table:table-cell table:style-name="Table1.A6" office:value-type="string">
            <text:p text:style-name="P16">5.</text:p>
          </table:table-cell>
          <table:table-cell table:style-name="Table1.B6" office:value-type="string">
            <text:p text:style-name="P10">Aprillia Angel Meldy’<text:span text:style-name="T3">s group</text:span></text:p>
          </table:table-cell>
          <table:table-cell table:style-name="Table1.C6" office:value-type="string">
            <text:p text:style-name="P10"><text:span text:style-name="T2">D</text:span>epth-limited</text:p>
            <text:p text:style-name="P10">search</text:p>
          </table:table-cell>
          <table:covered-table-cell/>
          <table:covered-table-cell/>
        </table:table-row>
        <table:table-row table:style-name="TableLine146273440">
          <table:table-cell table:style-name="Table1.A7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TableLine146273440">
          <table:table-cell table:style-name="Table1.A8" office:value-type="string">
            <text:p text:style-name="P18">6.</text:p>
          </table:table-cell>
          <table:table-cell table:style-name="Table1.B8" office:value-type="string">
            <text:p text:style-name="P10">A<text:span text:style-name="T4">lton Gunawan’s group</text:span></text:p>
          </table:table-cell>
          <table:table-cell table:style-name="Table1.C8" office:value-type="string">
            <text:p text:style-name="P10">Iterative deepening search</text:p>
          </table:table-cell>
          <table:table-cell table:style-name="Table1.D11" table:number-rows-spanned="4" office:value-type="string">
            <text:p text:style-name="P19">May 10, 2021 by 11.48 PM</text:p>
          </table:table-cell>
          <table:table-cell table:style-name="Table1.E11" table:number-rows-spanned="4" office:value-type="string">
            <text:p text:style-name="P19">May 11, 2021</text:p>
          </table:table-cell>
        </table:table-row>
        <table:table-row table:style-name="TableLine146273440">
          <table:table-cell table:style-name="Table1.A11" office:value-type="string">
            <text:p text:style-name="P18">7.</text:p>
          </table:table-cell>
          <table:table-cell table:style-name="Table1.B11" office:value-type="string">
            <text:p text:style-name="P19">Vajra Vidya K’s group</text:p>
          </table:table-cell>
          <table:table-cell table:style-name="Table1.C11" office:value-type="string">
            <text:p text:style-name="P10">Bidirectional search</text:p>
          </table:table-cell>
          <table:covered-table-cell/>
          <table:covered-table-cell/>
        </table:table-row>
        <table:table-row table:style-name="TableLine146273440">
          <table:table-cell table:style-name="Table1.A11" office:value-type="string">
            <text:p text:style-name="P20">8.</text:p>
          </table:table-cell>
          <table:table-cell table:style-name="Table1.B11" office:value-type="string">
            <text:p text:style-name="P19">Bernard Christoper’<text:span text:style-name="T5">s group</text:span></text:p>
          </table:table-cell>
          <table:table-cell table:style-name="Table1.C11" office:value-type="string">
            <text:p text:style-name="P10">Greedy best-first search</text:p>
          </table:table-cell>
          <table:covered-table-cell/>
          <table:covered-table-cell/>
        </table:table-row>
        <table:table-row table:style-name="TableLine146273440">
          <table:table-cell table:style-name="Table1.A11" office:value-type="string">
            <text:p text:style-name="P21">9.</text:p>
          </table:table-cell>
          <table:table-cell table:style-name="Table1.B11" office:value-type="string">
            <text:p text:style-name="P19">Novanto Anthonius’<text:span text:style-name="T6">s group</text:span></text:p>
          </table:table-cell>
          <table:table-cell table:style-name="Table1.C11" office:value-type="string">
            <text:p text:style-name="P10">A* search</text:p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Times New Roman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rial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9pt"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3T09:27:42.108664087</meta:creation-date>
    <dc:date>2021-04-23T10:15:18.565087826</dc:date>
    <meta:editing-duration>PT26M40S</meta:editing-duration>
    <meta:editing-cycles>11</meta:editing-cycles>
    <meta:generator>LibreOffice/7.1.2.2$Linux_X86_64 LibreOffice_project/8a45595d069ef5570103caea1b71cc9d82b2aae4</meta:generator>
    <meta:document-statistic meta:table-count="1" meta:image-count="0" meta:object-count="0" meta:page-count="1" meta:paragraph-count="51" meta:word-count="268" meta:character-count="1589" meta:non-whitespace-character-count="1379"/>
  </office:meta>
</office:document-meta>
</file>